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BitWiseOperators" style:family="table">
      <style:table-properties style:width="6.25in" table:align="margins" style:may-break-between-rows="false"/>
    </style:style>
    <style:style style:name="BitWiseOperators.A" style:family="table-column">
      <style:table-column-properties style:column-width="1.5625in" style:rel-column-width="16383*"/>
    </style:style>
    <style:style style:name="BitWiseOperators.D" style:family="table-column">
      <style:table-column-properties style:column-width="1.5625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25in" table:align="margins"/>
    </style:style>
    <style:style style:name="ShortcutBitwiseOperators.A" style:family="table-column">
      <style:table-column-properties style:column-width="2.083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25in" table:align="margins"/>
    </style:style>
    <style:style style:name="SHLandSHROperators.A" style:family="table-column">
      <style:table-column-properties style:column-width="1.5625in" style:rel-column-width="16383*"/>
    </style:style>
    <style:style style:name="SHLandSHROperators.C" style:family="table-column">
      <style:table-column-properties style:column-width="3.1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25in" table:align="margins" style:may-break-between-rows="true"/>
    </style:style>
    <style:style style:name="BitwiseMacros.A" style:family="table-column">
      <style:table-column-properties style:column-width="1.375in" style:rel-column-width="1980*"/>
    </style:style>
    <style:style style:name="BitwiseMacros.B" style:family="table-column">
      <style:table-column-properties style:column-width="1.875in" style:rel-column-width="2700*"/>
    </style:style>
    <style:style style:name="BitwiseMacros.C" style:family="table-column">
      <style:table-column-properties style:column-width="3in" style:rel-column-width="4320*"/>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98dfb"/>
    </style:style>
    <style:style style:name="P2" style:family="paragraph" style:parent-style-name="Standard">
      <style:text-properties officeooo:paragraph-rsid="005b43fb"/>
    </style:style>
    <style:style style:name="P3" style:family="paragraph" style:parent-style-name="Standard">
      <style:text-properties officeooo:paragraph-rsid="00603ac3"/>
    </style:style>
    <style:style style:name="P4" style:family="paragraph" style:parent-style-name="Standard">
      <style:text-properties officeooo:paragraph-rsid="006687b0"/>
    </style:style>
    <style:style style:name="P5" style:family="paragraph" style:parent-style-name="code">
      <style:text-properties officeooo:paragraph-rsid="004fc03e"/>
    </style:style>
    <style:style style:name="P6" style:family="paragraph" style:parent-style-name="code">
      <style:text-properties officeooo:paragraph-rsid="0059c6b6"/>
    </style:style>
    <style:style style:name="P7" style:family="paragraph" style:parent-style-name="code">
      <style:text-properties officeooo:rsid="0059c6b6" officeooo:paragraph-rsid="0059c6b6"/>
    </style:style>
    <style:style style:name="P8" style:family="paragraph" style:parent-style-name="code">
      <style:text-properties officeooo:paragraph-rsid="005b43fb"/>
    </style:style>
    <style:style style:name="P9" style:family="paragraph" style:parent-style-name="code">
      <style:text-properties officeooo:rsid="005d0018" officeooo:paragraph-rsid="005d0018"/>
    </style:style>
    <style:style style:name="P10" style:family="paragraph" style:parent-style-name="Table_20_Contents">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Table_20_Contents">
      <style:text-properties officeooo:paragraph-rsid="0069c24d"/>
    </style:style>
    <style:style style:name="T1" style:family="text">
      <style:text-properties style:font-name-asian="Courier New2" style:font-name-complex="Courier New2"/>
    </style:style>
    <style:style style:name="T2" style:family="text">
      <style:text-properties officeooo:rsid="000fa1c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style:style style:name="T18" style:family="text">
      <style:text-properties officeooo:rsid="0067b6cf"/>
    </style:style>
    <style:style style:name="T19" style:family="text">
      <style:text-properties officeooo:rsid="0068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pter <text:span text:style-name="T18">6 - </text:span>Binary Number System </text:h>
      <text:p text:style-name="Text_20_body"/>
      <text:p text:style-name="Text_20_body"/>
      <text:p text:style-name="Text_20_body"/>
      <text:h text:style-name="Heading_20_2" text:outline-level="2">Introduction to Binary Numbers</text:h>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code">Case WM_COMMAND </text:p>
      <text:p text:style-name="code">wmId = Loword( wParam )</text:p>
      <text:p text:style-name="code">wmEvent = Hiword( wParam ) </text:p>
      <text:p text:style-name="code"/>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
      <text:h text:style-name="Heading_20_2" text:outline-level="2"><text:soft-page-break/><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
      <text:p text:style-name="Standard">We can confirm this by using the power of 2 notation which results in the following:</text:p>
      <text:p text:style-name="Standard"/>
      <text:p text:style-name="P1">-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1"/>
      <text:p text:style-name="P1">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code">myByte = 5</text:p>
      <text:p text:style-name="code">'Get the binary form of number </text:p>
      <text:p text:style-name="code">myBits = Bin(myByte,8) </text:p>
      <text:p text:style-name="code"/>
      <text:p text:style-name="P5">'Print out nybbles with a space between so is is</text:p>
      <text:p text:style-name="P5">‘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5">'Print out nybbles with a space between so is is </text:p>
      <text:p text:style-name="P5">‘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text:span text:style-name="T18">6.1</text:span>: signbit.bas </text:p>
      <text:p text:style-name="Standard"/>
      <text:p text:style-name="Standard"><text:tab/><text:span text:style-name="T9">Analysis</text:span>: <text:span text:style-name="T13">At the start of the program we </text:span>declare the working variables, a byte that will represent the actual number and a string that will represent the binary value. <text:span text:style-name="T13">Next</text:span> the <text:soft-page-break/>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 </text:p>
      <text:p text:style-name="output"/>
      <text:p text:style-name="output">myByte = 5 which is binary 1111 1011 </text:p>
      <text:p text:style-name="Text">Output <text:span text:style-name="T18">6.</text:span><text:span text:style-name="T19">1</text:span>: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2" text:outline-level="2">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
      <table:table table:name="BitWiseOperators" table:style-name="BitWiseOperators">
        <table:table-column table:style-name="BitWiseOperators.A" table:number-columns-repeated="3"/>
        <table:table-column table:style-name="BitWiseOperators.D"/>
        <table:table-header-rows>
          <text:soft-page-break/>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3" text:outline-level="3">The NOT Operator </text:h>
      <text:p text:style-name="Standard">You saw the NOT operator at work in the two's complement section. The following program performs the same two's complement operation. </text:p>
      <text:p text:style-name="Standard"/>
      <text:p text:style-name="P6">Dim As Byte myByte = 5 </text:p>
      <text:p text:style-name="P6"/>
      <text:p text:style-name="P6">'5 in decimal and binary </text:p>
      <text:p text:style-name="P6"><text:soft-page-break/>Print "myByte:";myByte," Binary: ";Bin(myByte) </text:p>
      <text:p text:style-name="P6"/>
      <text:p text:style-name="P6">'Apply NOT operator </text:p>
      <text:p text:style-name="P6">myByte = Not myByte </text:p>
      <text:p text:style-name="P6"/>
      <text:p text:style-name="P6">'Value after NOT operation </text:p>
      <text:p text:style-name="P6">Print "NOT myByte: ";myByte," Binary: ";Bin(myByte) </text:p>
      <text:p text:style-name="P6"/>
      <text:p text:style-name="P6">'Add 1 after NOT operation </text:p>
      <text:p text:style-name="P6">myByte = myByte + 1 </text:p>
      <text:p text:style-name="P6"/>
      <text:p text:style-name="P6">'Print result = 5 </text:p>
      <text:p text:style-name="P6">in decimal and binary </text:p>
      <text:p text:style-name="P6">Print "myByte + 1: ";myByte," Binary: ";Bin(myByte) </text:p>
      <text:p text:style-name="P6"/>
      <text:p text:style-name="P6"/>
      <text:p text:style-name="P6">Sleep </text:p>
      <text:p text:style-name="P6">End </text:p>
      <text:p text:style-name="Text">Listing 6.<text:span text:style-name="T18">2</text:span>: not.bas </text:p>
      <text:p text:style-name="Standard"/>
      <text:p text:style-name="P3"><text:tab/><text:span text:style-name="T9">Analysis</text:span>: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3"/>
      <text:p text:style-name="Standard">When the program is run, you should see the following output. </text:p>
      <text:p text:style-name="Standard"/>
      <text:p text:style-name="output">myByte: 5 Binary: 101 </text:p>
      <text:p text:style-name="output">NOT myByte: 6 <text:s/>Binary: 11111010 </text:p>
      <text:p text:style-name="output">myByte + 1: 5 <text:s/>Binary: 11111011 </text:p>
      <text:p text:style-name="Text">Output 6.<text:span text:style-name="T18">2</text:span>: Output of not.bas</text:p>
      <text:p text:style-name="Standard"/>
      <text:p text:style-name="Standard"><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3" text:outline-level="3"><text:soft-page-break/>The AND Operator </text:h>
      <text:p text:style-name="Standard">The AND operator can be used to test if an individual bit is 1 or 0 by using a mask value to test for the bit position as the following program illustrates. </text:p>
      <text:p text:style-name="Standard"/>
      <text:p text:style-name="P6">'Declare working variable and mask value </text:p>
      <text:p text:style-name="P6">'The mask will test the 3rd bit position, i.e. 4 </text:p>
      <text:p text:style-name="P6">Dim As Byte myByte = 5, Mask = 4 </text:p>
      <text:p text:style-name="P6"/>
      <text:p text:style-name="P6">'Print decimal and binary values </text:p>
      <text:p text:style-name="P6">Print "Testing 3rd bit position (from right)" </text:p>
      <text:p text:style-name="P6">Print "myByte:";myByte," Binary: ";Bin(myByte) </text:p>
      <text:p text:style-name="P6">Print "Mask: ";Mask," Binary: ";Bin(Mask) </text:p>
      <text:p text:style-name="P6"/>
      <text:p text:style-name="P6">'Check to see if 3rd bit is set </text:p>
      <text:p text:style-name="P6">If (myByte And Mask) = 4 Then </text:p>
      <text:p text:style-name="P6"><text:tab/>Print "3rd bit is 1" </text:p>
      <text:p text:style-name="P6">Else</text:p>
      <text:p text:style-name="P6"><text:tab/>Print "3rd bit is 0" </text:p>
      <text:p text:style-name="P6">End If </text:p>
      <text:p text:style-name="P6"/>
      <text:p text:style-name="P6">Print </text:p>
      <text:p text:style-name="P6"/>
      <text:p text:style-name="P6">'The mask will test the 2nd bit position, i.e. 2 </text:p>
      <text:p text:style-name="P6">Mask = 2 </text:p>
      <text:p text:style-name="P6"/>
      <text:p text:style-name="P6">'Print decimal and binary values </text:p>
      <text:p text:style-name="P6">Print "Testing 2nd bit position (from right)" </text:p>
      <text:p text:style-name="P6">Print "myByte:";myByte," Binary: ";Bin(myByte) </text:p>
      <text:p text:style-name="P6">Print "Mask: ";Mask," Binary: ";Bin(Mask) </text:p>
      <text:p text:style-name="P6"/>
      <text:p text:style-name="P6">'Check to see if 2nd bit is set </text:p>
      <text:p text:style-name="P6">If (myByte And Mask) = 4 Then </text:p>
      <text:p text:style-name="P6"><text:tab/>Print "2nd bit is 1" </text:p>
      <text:p text:style-name="P6">Else </text:p>
      <text:p text:style-name="P6"><text:tab/>Print "2nd bit is 0" </text:p>
      <text:p text:style-name="P6">End If </text:p>
      <text:p text:style-name="P6">Sleep </text:p>
      <text:p text:style-name="P7">END</text:p>
      <text:p text:style-name="Text">Listing 6.<text:span text:style-name="T19">3</text:span>: and.bas </text:p>
      <text:p text:style-name="Standard"/>
      <text:p text:style-name="Standard"><text:soft-page-break/><text:tab/><text:span text:style-name="T9">Analysis</text:span>: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 </text:p>
      <text:p text:style-name="output">myByte: 5 Binary: 101 </text:p>
      <text:p text:style-name="output">Mask: 4 Binary: 100 </text:p>
      <text:p text:style-name="output">3rd bit is 1 </text:p>
      <text:p text:style-name="output"/>
      <text:p text:style-name="output"/>
      <text:p text:style-name="output">Testing 2nd bit position (from right) </text:p>
      <text:p text:style-name="output">myByte: 5 Binary: 101 </text:p>
      <text:p text:style-name="output">Mask: 2 Binary: 10 </text:p>
      <text:p text:style-name="output">2nd bit is 0 </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value returned from the expression (myByte And Mask) does not match the target value, so the code following the Else clause if executed. <text:span text:style-name="T15">The program is then closed as normal.</text:span> </text:p>
      <text:p text:style-name="Standard"/>
      <text:h text:style-name="Heading_20_3" text:outline-level="3">The OR Operator </text:h>
      <text:p text:style-name="Standard">You can use the OR operator to set multiple values in a single variable. The Windows API uses this technique to set flags for objects such as the styles of a window.</text:p>
      <text:p text:style-name="Standard"><text:soft-page-break/></text:p>
      <text:p text:style-name="Standard">The following program illustrates this concept.</text:p>
      <text:p text:style-name="Standard"/>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text:soft-page-break/>Print "Testing for 8" </text:p>
      <text:p text:style-name="code">If (myByte And Mask) = 8 Then</text:p>
      <text:p text:style-name="code"><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text:span text:style-name="T9">Analysis</text:span>: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
      <text:p text:style-name="output">myByte set to 2 and 4 </text:p>
      <text:p text:style-name="output"/>
      <text:p text:style-name="output">myByte: 6 Binary: 110 </text:p>
      <text:p text:style-name="output"/>
      <text:p text:style-name="output">Testing for 2 </text:p>
      <text:p text:style-name="output"/>
      <text:p text:style-name="output">myByte contains 2 </text:p>
      <text:p text:style-name="output"/>
      <text:p text:style-name="output">Testing for 4 </text:p>
      <text:p text:style-name="output"/>
      <text:p text:style-name="output">myByte contains 4 </text:p>
      <text:p text:style-name="output"/>
      <text:p text:style-name="output"/>
      <text:p text:style-name="output">Testing for 8 </text:p>
      <text:p text:style-name="output"/>
      <text:p text:style-name="output"/>
      <text:p text:style-name="output">myByte doesn't contain 8 </text:p>
      <text:p text:style-name="Text">Output 6.<text:span text:style-name="T19">4</text:span>: Output of or.bas </text:p>
      <text:p text:style-name="Standard"/>
      <text:p text:style-name="Standard"><text:soft-page-break/>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3" text:outline-level="3">The XOR Operator </text:h>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text:span text:style-name="T19">6</text:span>: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text:soft-page-break/>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
      <text:p text:style-name="output">myInt1 = 5 myInt2 = 10 </text:p>
      <text:p text:style-name="output"/>
      <text:p text:style-name="output"/>
      <text:p text:style-name="output">Swapping values... </text:p>
      <text:p text:style-name="output"/>
      <text:p text:style-name="output"/>
      <text:p text:style-name="output">myInt1 = 10 myInt2 = 5 </text:p>
      <text:p text:style-name="Text">Output 6.<text:span text:style-name="T19">5</text:span>: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3" text:outline-level="3">The EQV Operator </text:h>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9"/>
      <text:p text:style-name="code">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text:soft-page-break/>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If (myInt1 &gt; 3) Eqv (myInt2 &lt; 1) = True Then</text:p>
      <text:p text:style-name="code"><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text:span text:style-name="T19">7</text:span>: eqv.bas </text:p>
      <text:p text:style-name="Standard"/>
      <text:p text:style-name="Standard"><text:tab/><text:span text:style-name="T9">Analysis:</text:span> <text:span text:style-name="T11">T</text:span>he values <text:span text:style-name="T11">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4"><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4 myInt2 = 2 </text:p>
      <text:p text:style-name="output">Statement (myInt1 &lt; 5) equiv (myInt2 &gt; 1) is equivalent. </text:p>
      <text:p text:style-name="output">Statement (myInt1 &gt; 5) equiv (myInt2 &lt; 1) is equivalent. </text:p>
      <text:p text:style-name="output">Statement (myInt1 &gt; 5) equiv (myInt2 &lt; 1) is not equivalent. </text:p>
      <text:p text:style-name="output"><text:soft-page-break/></text:p>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Standard"/>
      <text:h text:style-name="Heading_20_3" text:outline-level="3">The IMP Operator </text:h>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Shortcut Bit wise Operators </text:h>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0">And=</text:p>
          </table:table-cell>
          <table:table-cell table:style-name="ShortcutBitwiseOperators.A2" office:value-type="string">
            <text:p text:style-name="P10"><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0">Or=</text:p>
          </table:table-cell>
          <table:table-cell table:style-name="ShortcutBitwiseOperators.A2" office:value-type="string">
            <text:p text:style-name="P10"><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0">Xor= </text:p>
          </table:table-cell>
          <table:table-cell table:style-name="ShortcutBitwiseOperators.A2" office:value-type="string">
            <text:p text:style-name="P10">B Xor= C </text:p>
          </table:table-cell>
          <table:table-cell table:style-name="ShortcutBitwiseOperators.C2" office:value-type="string">
            <text:p text:style-name="Table_20_Contents">This is the same as B = B Xor C. </text:p>
          </table:table-cell>
        </table:table-row>
        <text:soft-page-break/>
        <table:table-row>
          <table:table-cell table:style-name="ShortcutBitwiseOperators.A2" office:value-type="string">
            <text:p text:style-name="P10">Eqv= </text:p>
          </table:table-cell>
          <table:table-cell table:style-name="ShortcutBitwiseOperators.A2" office:value-type="string">
            <text:p text:style-name="P10">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0">Imp= </text:p>
          </table:table-cell>
          <table:table-cell table:style-name="ShortcutBitwiseOperators.A2" office:value-type="string">
            <text:p text:style-name="P10">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he SHL and SHR Operators </text:h>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text:soft-page-break/></text:p>
      <text:p text:style-name="Standard">The following program shows the SHL and SHR operators. </text:p>
      <text:p text:style-name="Standard"/>
      <text:p text:style-name="code"/>
      <text:p text:style-name="P8">‘<text:span text:style-name="T10">Declare working variables</text:span></text:p>
      <text:p text:style-name="P8">Dim As Uinteger myInt = 1, i </text:p>
      <text:p text:style-name="code"/>
      <text:p text:style-name="code">'Multiply by powers of 2 </text:p>
      <text:p text:style-name="code">Print "Shifting left..." </text:p>
      <text:p text:style-name="code">Print "myInt = ";myInt </text:p>
      <text:p text:style-name="code"/>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
      <text:p text:style-name="P2"><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 </text:p>
      <text:p text:style-name="output">myInt = 1 </text:p>
      <text:p text:style-name="output">myInt = 2 </text:p>
      <text:p text:style-name="output">myInt = 4 </text:p>
      <text:p text:style-name="output"><text:soft-page-break/>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ext:p text:style-name="Text">Output 6.<text:span text:style-name="T19">8</text:span>: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header-rows>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P12">#define Hibyte(x) ((CUint(x) and 65280) shr 8)</text:p>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ext:soft-page-break/>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1"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1" fo:font-family="'Courier New'" style:font-style-name="Regular" style:font-family-generic="modern" style:font-pitch="fixed"/>
    </style:style>
    <style:style style:name="analysis" style:family="paragraph" style:parent-style-name="Text_20_body" style:next-style-name="Text_20_body" style:class="extra">
      <loext:graphic-properties draw:fill="none" draw:fill-color="#729fcf"/>
      <style:paragraph-properties fo:margin-left="0in" fo:margin-right="0in" fo:margin-top="0.1181in" fo:margin-bottom="0.1181in" loext:contextual-spacing="true" fo:text-indent="0in" style:auto-text-indent="true" fo:background-color="transparent" fo:padding="0.0201in" fo:border="none" style:shadow="none"/>
      <style:text-properties style:font-name="DejaVu Serif" fo:font-family="'DejaVu Serif'" style:font-style-name="Book"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fo:font-style="normal" fo:font-weight="normal"/>
    </style:style>
    <style:style style:name="string_5f_vb" style:display-name="string_vb" style:family="text">
      <style:text-properties fo:color="#ff0000"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symbol0_5f_vb" style:display-name="symbol0_vb" style:family="text">
      <style:text-properties fo:color="#66cc66"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6 Bitwise Operators </dc:title>
    <dc:date>2020-09-13T20:07:42.866107341</dc:date>
    <meta:editing-duration>PT2H28M1S</meta:editing-duration>
    <meta:editing-cycles>22</meta:editing-cycles>
    <meta:generator>LibreOffice/6.4.5.2$Linux_X86_64 LibreOffice_project/40$Build-2</meta:generator>
    <dc:creator>Patrick Wilder</dc:creator>
    <meta:document-statistic meta:table-count="4" meta:image-count="0" meta:object-count="0" meta:page-count="17" meta:paragraph-count="394" meta:word-count="4755" meta:character-count="25123" meta:non-whitespace-character-count="20367"/>
    <meta:template xlink:type="simple" xlink:actuate="onRequest" xlink:title="Conventions Used in the Book " xlink:href="../../templates/sect%20II-Conventions.ott" meta:date="2020-09-13T17:46:39.520687322"/>
  </office:meta>
</office:document-meta>
</file>